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NEDO ALEGRIA GILMA YRASEM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23160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40231605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9818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ILMA YRASEMA PINEDO ALEGR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23160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NORIEGA VALERA HECT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116240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3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09/2021</text:p>
          </table:table-cell>
          <table:table-cell table:style-name="Tabla2.A3" office:value-type="string">
            <text:p text:style-name="P22">31353214</text:p>
          </table:table-cell>
          <table:table-cell table:style-name="Tabla2.D3" office:value-type="string">
            <text:p text:style-name="P23">11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6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7:32:5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